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781cd" officeooo:paragraph-rsid="000781cd"/>
    </style:style>
    <style:style style:name="P6" style:family="paragraph" style:parent-style-name="Standard">
      <style:text-properties officeooo:rsid="00096985" officeooo:paragraph-rsid="00096985"/>
    </style:style>
    <style:style style:name="P7" style:family="paragraph" style:parent-style-name="Standard">
      <style:text-properties officeooo:rsid="000a945b" officeooo:paragraph-rsid="000a945b"/>
    </style:style>
    <style:style style:name="T1" style:family="text">
      <style:text-properties officeooo:rsid="00061b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6">On peut ensuite aller dans le projet : cd nom-projet</text:p>
      <text:p text:style-name="P6">Puis lancer le serveur de développement avec : ng serve</text:p>
      <text:p text:style-name="P7">Pour voir l’application : localhost:4200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3T13:46:34.102000000</dc:date>
    <meta:editing-duration>PT53M21S</meta:editing-duration>
    <meta:editing-cycles>8</meta:editing-cycles>
    <meta:document-statistic meta:table-count="0" meta:image-count="0" meta:object-count="0" meta:page-count="1" meta:paragraph-count="10" meta:word-count="85" meta:character-count="496" meta:non-whitespace-character-count="416"/>
  </office:meta>
</office:document-meta>
</file>